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-width="0.276cm" draw:marker-end-width="0.276cm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marker-start-width="0.276cm" draw:marker-end-width="0.276cm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marker-start-width="0.276cm" draw:marker-end-width="0.276cm"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marker-start-width="0.276cm" draw:marker-end-width="0.276cm" draw:fill="solid"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draw:marker-start-width="0.276cm" draw:marker-end-width="0.276cm"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marker-start-width="0.276cm" draw:marker-end-width="0.276cm"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width="0cm" draw:marker-start-width="0.356cm" draw:marker-end="Arrow" draw:marker-end-width="0.457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marker-start-width="0.352cm" draw:marker-end="Arrow" draw:marker-end-width="0.452cm" draw:textarea-horizontal-align="center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4cm" fo:min-width="3.2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4cm" fo:min-width="2.2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1cm" fo:min-width="3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4cm" fo:min-width="2.2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4cm" fo:min-width="2.3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4cm" fo:min-width="2.3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5cm" fo:min-width="2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0.635cm" svg:height="0.635cm" svg:x="7.85cm" svg:y="5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7" draw:id="id7" draw:layer="layout" svg:width="1.27cm" svg:height="1.27cm" svg:x="3.105cm" svg:y="5.51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0" draw:id="id10" draw:layer="layout" svg:width="1.27cm" svg:height="1.27cm" svg:x="5.41cm" svg:y="5.51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xml:id="id4" draw:id="id4" draw:layer="layout" svg:width="6.35cm" svg:height="1.27cm" svg:x="2.67cm" svg:y="3.205cm">
          <text:p text:style-name="P2">'origin' projec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1.27cm" svg:height="1.27cm" svg:x="16.005cm" svg:y="2.135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xml:id="id8" draw:id="id8" draw:layer="layout" svg:width="1.27cm" svg:height="1.27cm" svg:x="1.835cm" svg:y="9.12cm">
          <text:p text:style-name="P2"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11" draw:id="id11" draw:layer="layout" svg:width="1.27cm" svg:height="1.27cm" svg:x="4.275cm" svg:y="10.325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1.27cm" svg:height="1.27cm" svg:x="12.83cm" svg:y="9.12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9" draw:id="id9" draw:layer="layout" svg:width="1.27cm" svg:height="1.27cm" svg:x="15.035cm" svg:y="9.12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xml:id="id3" draw:id="id3" draw:layer="layout" svg:width="6.35cm" svg:height="1.27cm" svg:x="12.195cm" svg:y="7.015cm">
          <text:p text:style-name="P2">cloned projec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.27cm" svg:height="1.27cm" svg:x="17.24cm" svg:y="9.12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curve" draw:line-skew="-0.191cm" svg:x1="18.51cm" svg:y1="9.755cm" svg:x2="17.275cm" svg:y2="2.77cm" draw:start-shape="id1" draw:start-glue-point="8" draw:end-shape="id2" draw:end-glue-point="8" svg:d="m18510 9755c466 0 1084-6985-1235-6985">
          <text:p/>
        </draw:connector>
        <draw:connector draw:style-name="gr7" draw:text-style-name="P1" draw:layer="layout" draw:type="curve" svg:x1="15.37cm" svg:y1="7.015cm" svg:x2="9.02cm" svg:y2="3.84cm" draw:start-shape="id3" draw:start-glue-point="0" draw:end-shape="id4" draw:end-glue-point="1" svg:d="m15370 7015c0-2117-2116-3175-6350-3175">
          <text:p/>
        </draw:connector>
        <draw:connector draw:style-name="gr8" draw:text-style-name="P1" draw:layer="layout" draw:type="line" svg:x1="8.485cm" svg:y1="6.127cm" svg:x2="16.005cm" svg:y2="2.77cm" draw:start-shape="id5" draw:start-glue-point="10" draw:end-shape="id2" draw:end-glue-point="6" svg:d="m8485 6127 7520-3357">
          <text:p/>
        </draw:connector>
        <draw:connector draw:style-name="gr7" draw:text-style-name="P1" draw:layer="layout" draw:type="curve" svg:x1="12.83cm" svg:y1="9.755cm" svg:x2="3.74cm" svg:y2="6.78cm" draw:start-shape="id6" draw:start-glue-point="6" draw:end-shape="id7" draw:end-glue-point="7" svg:d="m12830 9755c-6060 0-9090-991-9090-2975">
          <text:p/>
        </draw:connector>
        <draw:connector draw:style-name="gr8" draw:text-style-name="P1" draw:layer="layout" svg:x1="3.105cm" svg:y1="6.145cm" svg:x2="2.47cm" svg:y2="9.12cm" draw:start-shape="id7" draw:start-glue-point="6" draw:end-shape="id8" draw:end-glue-point="5" svg:d="m3105 6145h-635v2975">
          <text:p/>
        </draw:connector>
        <draw:connector draw:style-name="gr7" draw:text-style-name="P1" draw:layer="layout" draw:type="curve" draw:line-skew="0.634cm" svg:x1="15.67cm" svg:y1="9.12cm" svg:x2="6.045cm" svg:y2="6.78cm" draw:start-shape="id9" draw:start-glue-point="5" draw:end-shape="id10" draw:end-glue-point="7" svg:d="m15670 9120c0-802-9625 367-9625-2340">
          <text:p/>
        </draw:connector>
        <draw:connector draw:style-name="gr8" draw:text-style-name="P1" draw:layer="layout" svg:x1="5.41cm" svg:y1="6.145cm" svg:x2="4.91cm" svg:y2="10.325cm" draw:start-shape="id10" draw:start-glue-point="6" draw:end-shape="id11" draw:end-glue-point="5" svg:d="m5410 6145h-501v2408h1v1772">
          <text:p/>
        </draw:connector>
        <draw:custom-shape draw:style-name="gr9" draw:text-style-name="P1" draw:layer="layout" svg:width="8.255cm" svg:height="5.715cm" svg:x="2.035cm" svg:y="2.1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8.255cm" svg:height="5.715cm" svg:x="11.36cm" svg:y="5.9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3" draw:layer="layout" svg:width="2.72cm" svg:height="1.744cm" svg:x="7.135cm" svg:y="4.553cm">
          <draw:text-box>
            <text:p text:style-name="P3">Remote</text:p>
          </draw:text-box>
        </draw:frame>
        <draw:frame draw:style-name="gr11" draw:text-style-name="P3" draw:layer="layout" svg:width="2.013cm" svg:height="1.744cm" svg:x="2.64cm" svg:y="4.548cm">
          <draw:text-box>
            <text:p text:style-name="P3">Local</text:p>
          </draw:text-box>
        </draw:frame>
        <draw:frame draw:style-name="gr12" draw:text-style-name="P3" draw:layer="layout" svg:width="2.013cm" svg:height="1.891cm" svg:x="5.002cm" svg:y="4.575cm">
          <draw:text-box>
            <text:p text:style-name="P3">Local</text:p>
          </draw:text-box>
        </draw:frame>
        <draw:frame draw:style-name="gr13" draw:text-style-name="P3" draw:layer="layout" svg:width="2.013cm" svg:height="1.744cm" svg:x="12.195cm" svg:y="10.39cm">
          <draw:text-box>
            <text:p text:style-name="P3">Local</text:p>
          </draw:text-box>
        </draw:frame>
        <draw:frame draw:style-name="gr12" draw:text-style-name="P3" draw:layer="layout" svg:width="2.013cm" svg:height="1.891cm" svg:x="14.757cm" svg:y="10.417cm">
          <draw:text-box>
            <text:p text:style-name="P3">Local</text:p>
          </draw:text-box>
        </draw:frame>
        <draw:frame draw:style-name="gr12" draw:text-style-name="P3" draw:layer="layout" svg:width="2.013cm" svg:height="1.891cm" svg:x="17.032cm" svg:y="10.39cm">
          <draw:text-box>
            <text:p text:style-name="P3">Local</text:p>
          </draw:text-box>
        </draw:frame>
        <draw:frame draw:style-name="gr14" draw:text-style-name="P3" draw:layer="layout" svg:width="2.047cm" svg:height="1.744cm" svg:x="5.645cm" svg:y="10.704cm">
          <draw:text-box>
            <text:p text:style-name="P3">origin</text:p>
          </draw:text-box>
        </draw:frame>
        <draw:frame draw:style-name="gr14" draw:text-style-name="P3" draw:layer="layout" svg:width="2.047cm" svg:height="1.744cm" svg:x="1.4cm" svg:y="10.39cm">
          <draw:text-box>
            <text:p text:style-name="P3">origin</text:p>
          </draw:text-box>
        </draw:frame>
        <draw:frame draw:style-name="gr15" draw:text-style-name="P3" draw:layer="layout" svg:width="2.047cm" svg:height="1.744cm" svg:x="15.863cm" svg:y="3.405cm">
          <draw:text-box>
            <text:p text:style-name="P3">origin</text:p>
          </draw:text-box>
        </draw:frame>
        <draw:custom-shape draw:style-name="gr2" draw:text-style-name="P1" draw:layer="layout" svg:width="1.27cm" svg:height="1.27cm" svg:x="12.831cm" svg:y="9.121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27cm" svg:height="1.27cm" svg:x="15.036cm" svg:y="9.121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6.35cm" svg:height="1.27cm" svg:x="12.196cm" svg:y="7.016cm">
          <text:p text:style-name="P2">cloned projec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27cm" svg:height="1.27cm" svg:x="17.241cm" svg:y="9.121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" draw:layer="layout" svg:width="8.255cm" svg:height="5.715cm" svg:x="11.361cm" svg:y="5.94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2.013cm" svg:height="1.745cm" svg:x="12.196cm" svg:y="10.391cm">
          <draw:text-box>
            <text:p text:style-name="P3">Local</text:p>
          </draw:text-box>
        </draw:frame>
        <draw:frame draw:style-name="gr12" draw:text-style-name="P3" draw:layer="layout" svg:width="2.013cm" svg:height="1.891cm" svg:x="14.758cm" svg:y="10.418cm">
          <draw:text-box>
            <text:p text:style-name="P3">Local</text:p>
          </draw:text-box>
        </draw:frame>
        <draw:frame draw:style-name="gr12" draw:text-style-name="P3" draw:layer="layout" svg:width="2.013cm" svg:height="1.891cm" svg:x="17.033cm" svg:y="10.391cm">
          <draw:text-box>
            <text:p text:style-name="P3">Loc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4.936cm" fo:margin-left="0.652cm" fo:margin-right="0.67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08:33:56</meta:creation-date>
    <dc:date>2012-02-07T09:54:11</dc:date>
    <dc:creator>vallea </dc:creator>
    <meta:editing-duration>PT1H5M</meta:editing-duration>
    <meta:editing-cycles>5</meta:editing-cycles>
    <meta:generator>LibreOffice/3.3$Linux LibreOffice_project/330m19$Build-301</meta:generator>
    <meta:document-statistic meta:object-count="37"/>
  </office:meta>
</office:document-meta>
</file>